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dc36" style:font-size-asian="10.5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044838" officeooo:paragraph-rsid="0007f783" style:font-size-asian="10.5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f4cc7" officeooo:paragraph-rsid="000f4cc7" style:font-size-asian="12.25pt" style:font-style-asian="normal" style:font-size-complex="14pt" style:font-style-complex="normal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fea0d" officeooo:paragraph-rsid="000fea0d" style:font-size-asian="12.25pt" style:font-style-asian="normal" style:font-size-complex="14pt" style:font-style-complex="normal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4pt" fo:font-style="normal" officeooo:paragraph-rsid="001885e6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officeooo:rsid="00044838" officeooo:paragraph-rsid="00044838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044838" officeooo:paragraph-rsid="00044838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0a7ac2" officeooo:paragraph-rsid="000a7ac2" style:font-size-asian="10.5pt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officeooo:rsid="000c02ef" officeooo:paragraph-rsid="000c02ef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style="italic" style:text-underline-style="none" officeooo:rsid="000a7ac2" officeooo:paragraph-rsid="000a7ac2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officeooo:rsid="00097393" officeooo:paragraph-rsid="00097393" style:font-size-asian="14pt" style:font-size-complex="16pt"/>
    </style:style>
    <style:style style:name="P15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Whitney" fo:font-size="12pt" fo:letter-spacing="normal" fo:font-style="normal" fo:font-weight="normal" officeooo:paragraph-rsid="001885e6" style:font-weight-asian="normal" style:font-weight-complex="normal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0b48a7"/>
    </style:style>
    <style:style style:name="P17" style:family="paragraph" style:parent-style-name="Preformatted_20_Text">
      <style:paragraph-properties fo:text-align="justify" style:justify-single-word="false"/>
      <style:text-properties officeooo:paragraph-rsid="001bc8be"/>
    </style:style>
    <style:style style:name="P18" style:family="paragraph" style:parent-style-name="Preformatted_20_Text">
      <style:paragraph-properties fo:text-align="justify" style:justify-single-word="false"/>
      <style:text-properties officeooo:paragraph-rsid="0007dc36"/>
    </style:style>
    <style:style style:name="P19" style:family="paragraph" style:parent-style-name="Preformatted_20_Text">
      <style:paragraph-properties fo:text-align="justify" style:justify-single-word="false"/>
      <style:text-properties officeooo:paragraph-rsid="000cfdd9"/>
    </style:style>
    <style:style style:name="P20" style:family="paragraph" style:parent-style-name="Preformatted_20_Text">
      <style:paragraph-properties fo:text-align="justify" style:justify-single-word="false"/>
      <style:text-properties fo:font-weight="bold" officeooo:rsid="001bc8be" officeooo:paragraph-rsid="001bc8be" style:font-weight-asian="bold" style:font-weight-complex="bold"/>
    </style:style>
    <style:style style:name="P21" style:family="paragraph" style:parent-style-name="Preformatted_20_Text">
      <style:paragraph-properties fo:text-align="justify" style:justify-single-word="false"/>
      <style:text-properties fo:font-size="12pt" fo:font-style="normal" fo:font-weight="normal" officeooo:rsid="001bc8be" officeooo:paragraph-rsid="001bc8b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font-name="arial" fo:font-size="14pt" fo:font-style="normal" style:text-underline-style="none" officeooo:rsid="000cfdd9" officeooo:paragraph-rsid="001bc8be" style:font-size-asian="12.25pt" style:font-style-asian="normal" style:font-size-complex="14pt" style:font-style-complex="normal"/>
    </style:style>
    <style:style style:name="P23" style:family="paragraph" style:parent-style-name="Preformatted_20_Text">
      <style:paragraph-properties fo:text-align="justify" style:justify-single-word="false"/>
      <style:text-properties style:font-name="arial" fo:font-size="14pt" fo:font-style="normal" officeooo:paragraph-rsid="001885e6"/>
    </style:style>
    <style:style style:name="P24" style:family="paragraph" style:parent-style-name="Preformatted_20_Text">
      <style:paragraph-properties fo:text-align="justify" style:justify-single-word="false"/>
      <style:text-properties style:font-name="arial" fo:font-size="14pt" fo:font-style="normal" officeooo:rsid="001bc8be" officeooo:paragraph-rsid="001bc8be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officeooo:rsid="001bc8be" officeooo:paragraph-rsid="001bc8be" style:font-size-asian="12.25pt" style:font-size-complex="14pt"/>
    </style:style>
    <style:style style:name="P26" style:family="paragraph" style:parent-style-name="Standard">
      <style:paragraph-properties fo:text-align="center" style:justify-single-word="false"/>
      <style:text-properties style:font-name="arial" fo:font-size="16pt" fo:font-weight="bold" officeooo:rsid="00044838" officeooo:paragraph-rsid="00044838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1bc8be" officeooo:paragraph-rsid="001bc8be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044838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normal" style:font-style-asian="normal" style:font-style-complex="normal"/>
    </style:style>
    <style:style style:name="T4" style:family="text">
      <style:text-properties style:font-name="arial" fo:font-style="normal" officeooo:rsid="0007dc36" style:font-style-asian="normal" style:font-style-complex="normal"/>
    </style:style>
    <style:style style:name="T5" style:family="text">
      <style:text-properties style:font-name="arial" fo:font-style="normal" officeooo:rsid="0007f783" style:font-style-asian="normal" style:font-style-complex="normal"/>
    </style:style>
    <style:style style:name="T6" style:family="text">
      <style:text-properties style:font-name="arial" fo:font-style="normal" officeooo:rsid="001187a2" style:font-style-asian="normal" style:font-style-complex="normal"/>
    </style:style>
    <style:style style:name="T7" style:family="text">
      <style:text-properties style:font-name="arial" fo:font-style="normal" officeooo:rsid="001bc8be" style:font-style-asian="normal" style:font-style-complex="normal"/>
    </style:style>
    <style:style style:name="T8" style:family="text">
      <style:text-properties style:font-name="arial" fo:font-weight="bold" officeooo:rsid="000b48a7"/>
    </style:style>
    <style:style style:name="T9" style:family="text">
      <style:text-properties style:font-name="arial" fo:font-size="12pt" officeooo:rsid="000b48a7" style:font-size-asian="10.5pt" style:font-size-complex="12pt"/>
    </style:style>
    <style:style style:name="T10" style:family="text">
      <style:text-properties style:font-name="arial" fo:font-size="12pt" officeooo:rsid="001bc8be" style:font-size-asian="10.5pt" style:font-size-complex="12pt"/>
    </style:style>
    <style:style style:name="T11" style:family="text">
      <style:text-properties style:font-name="arial" fo:font-size="12pt" officeooo:rsid="00044838" style:font-size-asian="10.5pt" style:font-size-complex="12pt"/>
    </style:style>
    <style:style style:name="T12" style:family="text">
      <style:text-properties style:font-name="arial" fo:font-size="12pt" officeooo:rsid="001bc8be" style:font-name-asian="Noto Sans Mono CJK SC" style:font-size-asian="10.5pt" style:font-name-complex="Liberation Mono" style:font-size-complex="12pt"/>
    </style:style>
    <style:style style:name="T13" style:family="text">
      <style:text-properties style:font-name="arial" fo:font-size="12pt" fo:font-weight="bold" officeooo:rsid="001bc8be" style:font-size-asian="10.5pt" style:font-weight-asian="bold" style:font-size-complex="12pt" style:font-weight-complex="bold"/>
    </style:style>
    <style:style style:name="T14" style:family="text">
      <style:text-properties style:font-name="arial" fo:font-size="12pt" fo:font-style="normal" officeooo:rsid="0007dc36" style:font-size-asian="10.5pt" style:font-style-asian="normal" style:font-size-complex="12pt" style:font-style-complex="normal"/>
    </style:style>
    <style:style style:name="T15" style:family="text">
      <style:text-properties style:font-name="arial" fo:font-size="12pt" fo:font-style="normal" officeooo:rsid="001bc8be" style:font-size-asian="10.5pt" style:font-style-asian="normal" style:font-size-complex="12pt" style:font-style-complex="normal"/>
    </style:style>
    <style:style style:name="T16" style:family="text">
      <style:text-properties style:font-name="arial" fo:font-size="12pt" fo:font-style="normal" officeooo:rsid="001bc8be" style:font-name-asian="Noto Sans Mono CJK SC" style:font-size-asian="10.5pt" style:font-style-asian="normal" style:font-name-complex="Liberation Mono" style:font-size-complex="12pt" style:font-style-complex="normal"/>
    </style:style>
    <style:style style:name="T17" style:family="text">
      <style:text-properties style:font-name="arial" fo:font-size="14pt" fo:font-style="italic" style:text-underline-style="none" style:font-size-asian="12.25pt" style:font-style-asian="italic" style:font-size-complex="14pt" style:font-style-complex="italic"/>
    </style:style>
    <style:style style:name="T18" style:family="text">
      <style:text-properties style:font-name="arial" fo:font-size="14pt" fo:font-style="italic" style:text-underline-style="none" officeooo:rsid="000cfdd9" style:font-size-asian="12.25pt" style:font-style-asian="italic" style:font-size-complex="14pt" style:font-style-complex="italic"/>
    </style:style>
    <style:style style:name="T19" style:family="text">
      <style:text-properties style:font-name="arial" style:text-underline-style="none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variant="normal" fo:text-transform="none" fo:color="#000000" style:font-name="Whitney" fo:font-size="12pt" fo:letter-spacing="normal" fo:font-weight="normal" style:font-weight-asian="normal" style:font-weight-complex="normal"/>
    </style:style>
    <style:style style:name="T23" style:family="text">
      <style:text-properties fo:font-variant="normal" fo:text-transform="none" fo:color="#000000" style:font-name="Whitney" fo:font-size="12pt" fo:letter-spacing="normal" fo:font-weight="normal" officeooo:rsid="001bc8be" style:font-weight-asian="normal" style:font-weight-complex="normal"/>
    </style:style>
    <style:style style:name="T24" style:family="text">
      <style:text-properties fo:font-variant="normal" fo:text-transform="none" fo:color="#000000" fo:font-size="12pt" fo:letter-spacing="normal" fo:font-weight="normal" style:font-weight-asian="normal" style:font-weight-complex="normal"/>
    </style:style>
    <style:style style:name="T25" style:family="text">
      <style:text-properties style:text-underline-style="none" officeooo:rsid="001885e6" style:font-size-asian="12.25pt" style:font-style-asian="normal" style:font-size-complex="14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mment utiliser le cluster de l’IFB.</text:p>
      <text:p text:style-name="P25"/>
      <text:p text:style-name="P9">https://ifb-elixirfr.gitlab.io/cluster/doc/</text:p>
      <text:p text:style-name="P8"/>
      <text:p text:style-name="P27">Comment se connecter au cluster</text:p>
      <text:p text:style-name="P27"/>
      <text:p text:style-name="P28"><text:span text:style-name="T10">La connexion</text:span><text:span text:style-name="T11"> marche en invite de commande. Si tu es sur Windows, il faut au préalable utiliser PuTTy qui est une application qui te permet de te connecter en SSH . Il faudra mettre le port 22.</text:span></text:p>
      <text:p text:style-name="P10"><text:a xlink:type="simple" xlink:href="https://ifb-elixirfr.gitlab.io/cluster/doc/logging-in/" text:style-name="Internet_20_link" text:visited-style-name="Visited_20_Internet_20_Link">https://ifb-elixirfr.gitlab.io/cluster/doc/logging-in/</text:a></text:p>
      <text:p text:style-name="P10"/>
      <text:p text:style-name="P10">Sinon, sur Ubuntu ou Mac il faut lancer une invite de commande. Ensuite tapez le code suivant : </text:p>
      <text:p text:style-name="P10"/>
      <text:p text:style-name="P1"><text:bookmark text:name="__code_0"/><text:span text:style-name="Source_20_Text">ssh &lt;username&gt;@core.cluster.france-bioinformatique.fr</text:span></text:p>
      <text:p text:style-name="P1"><text:span text:style-name="Source_20_Text"/></text:p>
      <text:p text:style-name="P1"><text:span text:style-name="Source_20_Text"><text:span text:style-name="T1">en remplaçant &lt;username&gt; par votre nom d’utilisateur. </text:span></text:span></text:p>
      <text:p text:style-name="P1"><text:span text:style-name="Source_20_Text"><text:span text:style-name="T1"/></text:span></text:p>
      <text:p text:style-name="P16"><text:span text:style-name="Source_20_Text"><text:span text:style-name="T12">Mot de passe pour</text:span></text:span><text:span text:style-name="Source_20_Text"><text:span text:style-name="T9"> Adrien : </text:span></text:span><text:span text:style-name="Source_20_Text"><text:span text:style-name="T8">c891ibmz27</text:span></text:span></text:p>
      <text:p text:style-name="P16"><text:span text:style-name="Source_20_Text"><text:span text:style-name="T8"/></text:span></text:p>
      <text:p text:style-name="P17"><text:span text:style-name="Source_20_Text"><text:span text:style-name="T13">Le cluster</text:span></text:span></text:p>
      <text:p text:style-name="P1"><text:span text:style-name="Source_20_Text"><text:span text:style-name="T1"/></text:span></text:p>
      <text:p text:style-name="P1"><text:span text:style-name="Source_20_Text"><text:span text:style-name="T1">Les dossiers perso sont sur /</text:span></text:span><text:span text:style-name="Source_20_Text"><text:span text:style-name="T2">shared/home. </text:span></text:span><text:span text:style-name="Source_20_Text"><text:span text:style-name="T7">Pour ajouter des fichiers/dossiers ou en télécharger, FileZilla est une bonne solution.</text:span></text:span><text:span text:style-name="Source_20_Text"><text:span text:style-name="T3"> </text:span></text:span></text:p>
      <text:p text:style-name="P1"><text:span text:style-name="Source_20_Text"><text:span text:style-name="T3"/></text:span></text:p>
      <text:p text:style-name="P1"><text:span text:style-name="Source_20_Text"><text:span text:style-name="T3">Utiliser sudo apt-get install FileZilla. Pour Windows, installer avec Windows.</text:span></text:span></text:p>
      <text:p text:style-name="P1"><text:span text:style-name="Source_20_Text"><text:span text:style-name="T3"/></text:span></text:p>
      <text:p text:style-name="P18"><text:span text:style-name="Source_20_Text"><text:span text:style-name="T14">Une fois que vous </text:span></text:span><text:span text:style-name="Source_20_Text"><text:span text:style-name="T16">connectés au cluster,</text:span></text:span><text:span text:style-name="Source_20_Text"><text:span text:style-name="T14"> je vous conseille de cloner le git </text:span></text:span><text:span text:style-name="Source_20_Text"><text:span text:style-name="T15">du projet </text:span></text:span><text:span text:style-name="Source_20_Text"><text:span text:style-name="T14">dans votre dossier perso !</text:span></text:span></text:p>
      <text:p text:style-name="P2"><text:span text:style-name="Source_20_Text"><text:span text:style-name="T4"/></text:span></text:p>
      <text:p text:style-name="P3"><text:span text:style-name="Source_20_Text"><text:span text:style-name="T5">ATTENTION : Le cluster ne sert qu’à lancer les calculs !!! Donc pensez bien à modifier votre code d’abord puis vous le pushez sur git puis vous le pullez sur le cluster avant de lancer !!!! Pas de modifs sur le cluster <text:s/></text:span></text:span><text:span text:style-name="Source_20_Text"><text:span text:style-name="T6">sauf avec nano nomdufichier.</text:span></text:span></text:p>
      <text:p text:style-name="P2"><text:span text:style-name="Source_20_Text"><text:span text:style-name="T4"/></text:span></text:p>
      <text:p text:style-name="P2"><text:span text:style-name="Source_20_Text"><text:span text:style-name="T4"/></text:span></text:p>
      <text:p text:style-name="P14">Comment envoyer du code sur le cluster et lire les résultats</text:p>
      <text:p text:style-name="P14"/>
      <text:p text:style-name="P11">Il faut utiliser SLURM qui est un manager de la file d’attente. </text:p>
      <text:p text:style-name="P11">Pour voir toutes les partitions disponibles : taper <text:span text:style-name="T20">sinfo </text:span><text:span text:style-name="T21"><text:s/>après s’être connecté sur le cluster. </text:span></text:p>
      <text:p text:style-name="P11"><text:span text:style-name="T21">Pour voir les nœuds disponibles taper </text:span><text:span text:style-name="T20">sinfo -N1</text:span></text:p>
      <text:p text:style-name="P13"/>
      <text:p text:style-name="P12">Quand vous tapez sinfo, vous verrez que chaque partition a un type, une dispo , une timelimit, un nombre de nœuds un etat et une liste de nœuds.</text:p>
      <text:p text:style-name="P12"/>
      <text:p text:style-name="P4">La partition peut etre fast (le travail peut durer moins que 24h) , long (moins de 30 jours). On peut demander d’autres types de jobs très longs. </text:p>
      <text:p text:style-name="P4"/>
      <text:p text:style-name="P19"><text:span text:style-name="T18"/></text:p>
      <text:p text:style-name="P20"><text:span text:style-name="T18">P</text:span><text:span text:style-name="T17">our lancer du code</text:span></text:p>
      <text:p text:style-name="P20"><text:span text:style-name="T17"/></text:p>
      <text:p text:style-name="P21"><text:soft-page-break/><text:span text:style-name="T19">Il faut au préalable créer un fichier bash, par exemple en utilisant nano. Exemple : nano pipeline.sh</text:span></text:p>
      <text:p text:style-name="P21"><text:span text:style-name="T19"/></text:p>
      <text:p text:style-name="P21"><text:span text:style-name="T19">Le fichier bash devra commencer par #!/usr/bin/bash</text:span></text:p>
      <text:p text:style-name="P21"><text:span text:style-name="T19">Ensuite, précisez si vous voulez la mémoire attendue, le nombre de tâches, avec #SBATCH –mem=200GB par exemple.</text:span></text:p>
      <text:p text:style-name="P21"><text:span text:style-name="T19"/></text:p>
      <text:p text:style-name="P21"><text:span text:style-name="T19">Ensuite précisez les étapes de votre code comme si vous le faisiez en ligne de commande :</text:span></text:p>
      <text:p text:style-name="P21"><text:span text:style-name="T19">module load python pour load python</text:span></text:p>
      <text:p text:style-name="P21"><text:span text:style-name="T19">module load h5py </text:span></text:p>
      <text:p text:style-name="P21"><text:span text:style-name="T19">python get_compartments.py</text:span></text:p>
      <text:p text:style-name="P21"><text:span text:style-name="T19"/></text:p>
      <text:p text:style-name="P22"/>
      <text:p text:style-name="P7"><text:span text:style-name="T25">Pour lancer un job interactif : </text:span><text:span text:style-name="T22">srun --pty bash </text:span><text:span text:style-name="T23">pipeline.sh</text:span></text:p>
      <text:p text:style-name="P7"><text:span text:style-name="T23"/></text:p>
      <text:p text:style-name="P24"><text:span text:style-name="T23">P</text:span><text:span text:style-name="T22">our voir la quantité de mémoire que votre job a pris : lancer seff n°dujob</text:span></text:p>
      <text:p text:style-name="P15"/>
      <text:p text:style-name="P7"><text:span text:style-name="Source_20_Text"><text:span text:style-name="T24"/>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1T11:33:02.861442275</meta:creation-date>
    <dc:date>2022-01-22T14:25:24.943903684</dc:date>
    <meta:editing-duration>P2DT5H40M1S</meta:editing-duration>
    <meta:editing-cycles>18</meta:editing-cycles>
    <meta:generator>LibreOffice/6.4.7.2$Linux_X86_64 LibreOffice_project/40$Build-2</meta:generator>
    <meta:document-statistic meta:table-count="0" meta:image-count="0" meta:object-count="0" meta:page-count="2" meta:paragraph-count="30" meta:word-count="381" meta:character-count="2315" meta:non-whitespace-character-count="1956"/>
  </office:meta>
</office:document-meta>
</file>